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9074f" officeooo:paragraph-rsid="0009074f"/>
    </style:style>
    <style:style style:name="P2" style:family="paragraph" style:parent-style-name="Table_20_Contents">
      <style:text-properties officeooo:paragraph-rsid="0009074f"/>
    </style:style>
    <style:style style:name="P3" style:family="paragraph" style:parent-style-name="Table_20_Contents">
      <style:text-properties fo:font-weight="bold" officeooo:rsid="0009074f" officeooo:paragraph-rsid="0009074f" style:font-weight-asian="bold" style:font-weight-complex="bold"/>
    </style:style>
    <style:style style:name="P4" style:family="paragraph" style:parent-style-name="Table_20_Contents">
      <style:text-properties fo:font-weight="bold" officeooo:rsid="0009a4c0" officeooo:paragraph-rsid="0009a4c0" style:font-weight-asian="bold" style:font-weight-complex="bold"/>
    </style:style>
    <style:style style:name="P5" style:family="paragraph" style:parent-style-name="Table_20_Contents">
      <style:text-properties fo:font-weight="bold" officeooo:rsid="000ace50" officeooo:paragraph-rsid="000ace50" style:font-weight-asian="bold" style:font-weight-complex="bold"/>
    </style:style>
    <style:style style:name="P6" style:family="paragraph" style:parent-style-name="Table_20_Contents">
      <style:text-properties fo:font-weight="bold" officeooo:rsid="000cb319" officeooo:paragraph-rsid="000cb319" style:font-weight-asian="bold" style:font-weight-complex="bold"/>
    </style:style>
    <style:style style:name="P7" style:family="paragraph" style:parent-style-name="Table_20_Contents">
      <style:text-properties officeooo:rsid="0009a4c0" officeooo:paragraph-rsid="0009a4c0"/>
    </style:style>
    <style:style style:name="P8" style:family="paragraph" style:parent-style-name="Table_20_Contents">
      <style:text-properties officeooo:rsid="000ace50" officeooo:paragraph-rsid="000ace50"/>
    </style:style>
    <style:style style:name="P9" style:family="paragraph" style:parent-style-name="Table_20_Contents">
      <style:text-properties officeooo:rsid="000cb319" officeooo:paragraph-rsid="000cb319"/>
    </style:style>
    <style:style style:name="P10" style:family="paragraph" style:parent-style-name="Table_20_Contents">
      <style:text-properties fo:font-weight="normal" officeooo:rsid="000cb319" officeooo:paragraph-rsid="000cb319" style:font-weight-asian="normal" style:font-weight-complex="normal"/>
    </style:style>
    <style:style style:name="P11" style:family="paragraph" style:parent-style-name="Table_20_Contents" style:list-style-name="L1">
      <style:text-properties officeooo:rsid="0009074f" officeooo:paragraph-rsid="0009074f"/>
    </style:style>
    <style:style style:name="P12" style:family="paragraph" style:parent-style-name="Table_20_Contents" style:list-style-name="L2">
      <style:text-properties officeooo:paragraph-rsid="0009074f"/>
    </style:style>
    <style:style style:name="P13" style:family="paragraph" style:parent-style-name="Table_20_Contents" style:list-style-name="L3">
      <style:text-properties officeooo:rsid="0009a4c0" officeooo:paragraph-rsid="0009a4c0"/>
    </style:style>
    <style:style style:name="P14" style:family="paragraph" style:parent-style-name="Table_20_Contents" style:list-style-name="L3">
      <style:text-properties officeooo:rsid="000cb319" officeooo:paragraph-rsid="000cb319"/>
    </style:style>
    <style:style style:name="P15" style:family="paragraph" style:parent-style-name="Table_20_Contents">
      <style:text-properties officeooo:rsid="000cb319" officeooo:paragraph-rsid="000cb319"/>
    </style:style>
    <style:style style:name="P16" style:family="paragraph" style:parent-style-name="Table_20_Contents" style:list-style-name="L3">
      <style:text-properties officeooo:rsid="000ace50" officeooo:paragraph-rsid="000ace50"/>
    </style:style>
    <style:style style:name="P17" style:family="paragraph" style:parent-style-name="Table_20_Contents">
      <style:text-properties officeooo:rsid="000e28fb" officeooo:paragraph-rsid="000e28fb"/>
    </style:style>
    <style:style style:name="T1" style:family="text">
      <style:text-properties officeooo:rsid="0009074f"/>
    </style:style>
    <style:style style:name="T2" style:family="text">
      <style:text-properties fo:font-weight="bold" style:font-weight-asian="bold" style:font-weight-complex="bold"/>
    </style:style>
    <style:style style:name="T3" style:family="text">
      <style:text-properties officeooo:rsid="000ace50"/>
    </style:style>
    <style:style style:name="T4" style:family="text">
      <style:text-properties officeooo:rsid="000cb31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table-cell table:style-name="Tabela1.A1" office:value-type="string">
            <text:p text:style-name="P3">Cadastro manual de leituras</text:p>
            <text:p text:style-name="P1"/>
            <text:p text:style-name="P1"><text:span text:style-name="T2">Tag</text:span>: leitura</text:p>
            <text:p text:style-name="P1"/>
            <text:p text:style-name="P1"><text:span text:style-name="T2">Descrição</text:span>: Ainda que as leituras dos sensores loggers seja automática, com a geração dos arquivos .csv também automaticamente, há situações que o dispositivo não possui conectividade ou pode ser que algum dispositivo tenha ficado impossibilitado a enviar as leituras automaticamente. Para corrigir isso, deve ser possível lançar leituras via front-end.</text:p>
            <text:p text:style-name="P1"/>
            <text:p text:style-name="P1">As informações a serem preenchidas são?</text:p>
            <text:p text:style-name="P1"/>
            <text:list text:style-name="L1">
              <text:list-item>
                <text:p text:style-name="P11"><text:span text:style-name="T4">dispositivo</text:span> (seu ID)</text:p>
              </text:list-item>
              <text:list-item>
                <text:p text:style-name="P11">Leitura (valor da leitura, em mca)</text:p>
              </text:list-item>
              <text:list-item>
                <text:p text:style-name="P11">Momento da leitura: data da leitura</text:p>
              </text:list-item>
            </text:list>
            <text:p text:style-name="P1"/>
            <text:p text:style-name="P9">Todas as informações obrigatórias</text:p>
            <text:p text:style-name="P17">Ao cadastrar uma leitura, deve-se verificar se já não há outra no mesmo dia (há apenas uma leitura por dia), se sim, </text:p>
          </table:table-cell>
          <table:table-cell table:style-name="Tabela1.B1" office:value-type="string">
            <text:p text:style-name="P3">Alteração manual de leituras</text:p>
            <text:p text:style-name="P1"/>
            <text:p text:style-name="P1"><text:span text:style-name="T2">Tag</text:span>: leituras</text:p>
            <text:p text:style-name="P1"/>
            <text:p text:style-name="P1"><text:span text:style-name="T2">Descrição</text:span>: Algumas leituras podem estar fora do escopo de leitura, erro causado por lançamento manual ou por alguma anomalia na leitura do equipamento, então, é necessário editá-las.</text:p>
            <text:p text:style-name="P1"/>
            <text:p text:style-name="P1">A informação que pode ser atualizada é:</text:p>
            <text:p text:style-name="P1"/>
            <text:list text:style-name="L2">
              <text:list-item>
                <text:p text:style-name="P12"><text:span text:style-name="T1">Leitura (valor da leitura em mca) </text:span><text:span text:style-name="T3">do dia selecionado.</text:span></text:p>
              </text:list-item>
            </text:list>
            <text:p text:style-name="P2"/>
            <text:p text:style-name="P2"/>
            <text:p text:style-name="P2"/>
            <text:p text:style-name="P9">Informações obrigatórias: dispositivo e data.</text:p>
          </table:table-cell>
        </table:table-row>
        <table:table-row>
          <table:table-cell table:style-name="Tabela1.A2" office:value-type="string">
            <text:p text:style-name="P4">Listagem de leituras</text:p>
            <text:p text:style-name="P7"/>
            <text:p text:style-name="P7"><text:span text:style-name="T2">Tag</text:span>: Leitura</text:p>
            <text:p text:style-name="P7"/>
            <text:p text:style-name="P7"><text:span text:style-name="T2">Descrição:</text:span> Disponibiliza leituras cadastradas.</text:p>
            <text:p text:style-name="P8">Com as informações de seu dispositivo.</text:p>
            <text:p text:style-name="P8"/>
            <text:p text:style-name="P7">Deve ser ordenada por equipamento, data</text:p>
            <text:p text:style-name="P7">Pode ser filtrado por equipamento e data. </text:p>
            <text:p text:style-name="P7">Para equipamento, pode ser escolhida a opção ‘TODOS’.</text:p>
            <text:p text:style-name="Table_20_Contents"/>
          </table:table-cell>
          <table:table-cell table:style-name="Tabela1.B2" office:value-type="string">
            <text:p text:style-name="P7"/>
          </table:table-cell>
        </table:table-row>
        <table:table-row>
          <table:table-cell table:style-name="Tabela1.A2" office:value-type="string">
            <text:p text:style-name="P7"><text:span text:style-name="T2">Cadastro</text:span> <text:span text:style-name="T2">de</text:span> <text:span text:style-name="T2">dispositivo</text:span></text:p>
            <text:p text:style-name="P7"/>
            <text:p text:style-name="P7"><text:span text:style-name="T2">Tag</text:span>: Dispositivo</text:p>
            <text:p text:style-name="P7"/>
            <text:p text:style-name="P7"><text:span text:style-name="T2">Descrição</text:span>: As leituras são carregadas automaticamente e possuem seus Ids de qual dispositivo gerou a leitura, porém, não há qualquer informação deste, então, serão cadastradas informações adicionais sobre esse dispositivos em uma tabela separada das leituras. Os Ids devem ser os mesmos dos equipamentos em campo, para que as leituras possam ser relacionadas.</text:p>
            <text:p text:style-name="P7"/>
            <text:p text:style-name="P7">Campos:</text:p>
            <text:list text:style-name="L3">
              <text:list-item>
                <text:p text:style-name="P13">ID: <text:span text:style-name="T3">String (3) estrutura 1s2n</text:span></text:p>
              </text:list-item>
              <text:list-item>
                <text:p text:style-name="P14"><text:soft-page-break/>Nome: String (100)</text:p>
              </text:list-item>
              <text:list-item>
                <text:p text:style-name="P16">Sistema: String (15), sistema de abastecimento</text:p>
              </text:list-item>
              <text:list-item>
                <text:p text:style-name="P16">Ativo </text:p>
              </text:list-item>
            </text:list>
            <text:p text:style-name="P9"/>
            <text:p text:style-name="P9">Todas as informações são obrigatórias</text:p>
          </table:table-cell>
          <table:table-cell table:style-name="Tabela1.B2" office:value-type="string">
            <text:p text:style-name="P5">Edição de dispositivo</text:p>
            <text:p text:style-name="P8"/>
            <text:p text:style-name="P8"><text:span text:style-name="T2">Tag</text:span>: Dispositivo</text:p>
            <text:p text:style-name="P8"/>
            <text:p text:style-name="P8"><text:span text:style-name="T2">Descrição</text:span>: Deve ser permitido corrigir <text:span text:style-name="T4">nome </text:span>e sistema do dispositivo.</text:p>
            <text:p text:style-name="P8"/>
            <text:p text:style-name="P8"/>
          </table:table-cell>
        </table:table-row>
        <table:table-row>
          <table:table-cell table:style-name="Tabela1.A2" office:value-type="string">
            <text:p text:style-name="P5">Exclusão de dispositivo</text:p>
            <text:p text:style-name="P8"><text:span text:style-name="T2">Tag</text:span>: Dispositivo</text:p>
            <text:p text:style-name="P8"/>
            <text:p text:style-name="P8"><text:span text:style-name="T2">Descrição</text:span>: Deve ser possível desativar um dispositivo previamente cadastrado, alterando seu status de ativo para false.</text:p>
            <text:p text:style-name="P8"/>
            <text:p text:style-name="P9"/>
            <text:p text:style-name="P8">Dado a ser alterado: ativo=false</text:p>
          </table:table-cell>
          <table:table-cell table:style-name="Tabela1.B2" office:value-type="string">
            <text:p text:style-name="P8"><text:span text:style-name="T2">Listagem</text:span> <text:span text:style-name="T2">de</text:span> <text:span text:style-name="T2">dispositivo</text:span></text:p>
            <text:p text:style-name="P8"><text:span text:style-name="T2">Tag</text:span>: dispositivos</text:p>
            <text:p text:style-name="P8"/>
            <text:p text:style-name="P8"><text:span text:style-name="T2">Descrição</text:span>: fornece lista de todos os dispositivos.</text:p>
            <text:p text:style-name="P9">Ordenada sistema de abastecimento, nome.</text:p>
            <text:p text:style-name="P9"/>
            <text:p text:style-name="P9">Podendo ser filtrada por ativo.</text:p>
          </table:table-cell>
        </table:table-row>
        <table:table-row>
          <table:table-cell table:style-name="Tabela1.A2" office:value-type="string">
            <text:p text:style-name="P6">Segurança</text:p>
            <text:p text:style-name="P10"/>
            <text:p text:style-name="P10">Descrição: O sistema deve ter autenticação baseada em token e segregação por perfil.</text:p>
            <text:p text:style-name="P10"/>
            <text:p text:style-name="P10">ADM: Pode cadastrar/excluir/editar dispositivos e leituras</text:p>
            <text:p text:style-name="P10">USER: pode cadastrar leituras</text:p>
          </table:table-cell>
          <table:table-cell table:style-name="Tabela1.B2" office:value-type="string">
            <text:p text:style-name="P8"/>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15:27:34.605284154</meta:creation-date>
    <dc:date>2025-03-11T15:47:27.003938689</dc:date>
    <meta:editing-duration>PT4H31M48S</meta:editing-duration>
    <meta:editing-cycles>2</meta:editing-cycles>
    <meta:generator>LibreOffice/24.2.7.2$Linux_X86_64 LibreOffice_project/420$Build-2</meta:generator>
    <meta:document-statistic meta:table-count="1" meta:image-count="0" meta:object-count="0" meta:page-count="2" meta:paragraph-count="47" meta:word-count="367" meta:character-count="2465" meta:non-whitespace-character-count="2150"/>
  </office:meta>
</office:document-meta>
</file>